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101" xlink:href="/Users/lorenzinovaccari/github-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O - Multiple AI projects n the agricultural domai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lvo.vlaanderen.be/en/search-results?q=Artificial+intelligence&amp;id=home&amp;l=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agoria.be/nl/VDAB-gebruikt-AI-om-jobmatching-te-verrijk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VDAB - chatbot for joob seek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tracebrussel.be/nieuws/vdab-experimenteert-met-chatbots-en-tinderdiens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loon - Agricultural subsidy monitoring with the use of Geo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nspire.ec.europa.eu/sites/default/files/1._location_intelligence_-_gartner_v1.2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l - Speed cameras for detecting speeding viol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atel.eu/en/solutions/e-government-solutions/item/4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-Residency - Chatbot for customer 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e-residency-blog/how-we-use-ai-to-help-users-get-answers-instantly-and-increase-customer-satisfaction-95d1a06caa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s - A system for preparing of verbatim repor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.riigikogu.ee/en/press-releases/others/the-riigikogu-has-a-new-system-for-making-verbatim-repor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igikogu - Language speech synthesiser fror the Estonian Parliamen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rr.ee/1134953/eesti-viimaste-stenografistide-too-vottis-ule-ro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ffic load - machine vision for collecting inform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kratid.ee/tlt-kasutuslugu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oraAI <text:s/>- Programme with many AI examples.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vm.fi/documents/10623/13292513/AuroraAI+development+and+implementation+plan+2019%E2%80%932023.pdf/7c96ee87-2b0e-dadd-07cd-0235352fc6f9/AuroraAI+development+and+implementation+plan+2019%E2%80%932023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sinki HUH - Intensive care for premature bab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elsinki.fi/en/news/healthier-world/artificial-intelligence-evaluate-brain-maturity-preterm-infant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ek - Chatbo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inland/valtionhallinnon-chatbot-verkosto-neuvoo-ulkomaalaisia-yrityksen-perustamisessa-44eb1e0c444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Bot - Chatbot for citizens about tax management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ero.fi/en/e-file/mytax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 - Chatbot answering retired peop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ssuranceretraite.fr/portail-info/sites/pub/hors-menu/actualites-nationales/retraite/2018/page-9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kalab - Covid-19 Mask wearing <text:s/>detection In some French c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bc.com/news/world-europe-5252998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lim - Targeting restaurant health inspec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griculture.gouv.fr/telecharger/116478?token=34e41e9143e50e1be2324f7d9bf7f7fceffe7183e5e97acb34d333c90a70b5a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Justice - Open case law, pseudonymization and enrichment of court decis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ntrepreneur-interet-general.etalab.gouv.fr/defis/2019/openjustice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Law cour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oiRH - Chatbot in HR management rules to facilitate acces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oprahr.com/docs/librariesprovider45/Documents/customer-testimonials---temoignage-clients/t%C3%A9moignage_le-cisirh-innove-avec-son-chatbot-rh-docx.pdf?sfvrsn=7eb4345b_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ovle - Management of health document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noovle.ch/project/arsenal-it-centro-veneto-ricerca-e-innovazione-per-la-sanita-digital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rino - PIatform for the extraction and retrieval of online inform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searchgate.net/publication/323280575_NLP_and_Public_Engagement_the_Case_of_the_Italian_School_Reform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R&amp;D educ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LIA SF - Extract and organize knowledge coming from the analysis of a huge quantity of textual document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ocial-and-creative.interreg-med.eu/no-cache/press-room/news/detail/actualites/the-sc-community-tools-the-semantic-framewor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scana Open Research - Allows users to access information through "queries" without having to know the technical ter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://www.toscanaopenresearch.it/explore-the-data/#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onderwerpen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  <table:named-expressions>
          <table:named-range table:name="Export_JRC_Data_Catalogue" table:cell-range-address="Sheet1.$A$1:Sheet1.$G$10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7T16:10:04Z</meta:creation-date>
    <dc:date>2021-06-17T16:10:53Z</dc:date>
  </office:meta>
</office:document-meta>
</file>